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office:font-face-decls>
  <office:automatic-styles>
    <style:style style:name="P1" style:family="paragraph" style:parent-style-name="First_20_Paragraph">
      <style:text-properties officeooo:paragraph-rsid="00199cd9"/>
    </style:style>
    <style:style style:name="P2" style:family="paragraph" style:parent-style-name="First_20_Paragraph" style:list-style-name="L1">
      <style:text-properties fo:font-style="normal" officeooo:rsid="001a7cf5" officeooo:paragraph-rsid="001a7cf5" style:font-style-asian="normal" style:font-style-complex="normal"/>
    </style:style>
    <style:style style:name="P3" style:family="paragraph" style:parent-style-name="First_20_Paragraph" style:list-style-name="L2">
      <style:text-properties fo:font-style="normal" officeooo:rsid="001c03ee" officeooo:paragraph-rsid="001c03ee" style:font-style-asian="normal" style:font-style-complex="normal"/>
    </style:style>
    <style:style style:name="P4" style:family="paragraph" style:parent-style-name="First_20_Paragraph" style:list-style-name="L4">
      <style:text-properties fo:font-style="normal" officeooo:rsid="001c03ee" officeooo:paragraph-rsid="001c03ee" style:font-style-asian="normal" style:font-style-complex="normal"/>
    </style:style>
    <style:style style:name="P5" style:family="paragraph" style:parent-style-name="First_20_Paragraph">
      <style:text-properties fo:font-style="normal" officeooo:rsid="001c20a3" officeooo:paragraph-rsid="001c20a3" style:font-style-asian="normal" style:font-style-complex="normal"/>
    </style:style>
    <style:style style:name="P6" style:family="paragraph" style:parent-style-name="First_20_Paragraph" style:list-style-name="L5">
      <style:text-properties fo:font-style="normal" officeooo:rsid="001c20a3" officeooo:paragraph-rsid="001c20a3" style:font-style-asian="normal" style:font-style-complex="normal"/>
    </style:style>
    <style:style style:name="P7" style:family="paragraph" style:parent-style-name="Heading_20_4">
      <style:text-properties fo:font-style="normal" officeooo:rsid="00199cd9" officeooo:paragraph-rsid="00199cd9" style:font-style-asian="normal" style:font-style-complex="normal"/>
    </style:style>
    <style:style style:name="P8" style:family="paragraph" style:parent-style-name="Text_20_body" style:list-style-name="L1">
      <style:text-properties fo:font-style="normal" officeooo:rsid="001a7cf5" officeooo:paragraph-rsid="001a7cf5" style:font-style-asian="normal" style:font-style-complex="normal"/>
    </style:style>
    <style:style style:name="P9" style:family="paragraph" style:parent-style-name="Text_20_body" style:list-style-name="L1">
      <style:text-properties fo:font-style="normal" officeooo:rsid="001c03ee" officeooo:paragraph-rsid="001c03ee" style:font-style-asian="normal" style:font-style-complex="normal"/>
    </style:style>
    <style:style style:name="P10" style:family="paragraph" style:parent-style-name="Text_20_body" style:list-style-name="L2">
      <style:text-properties fo:font-style="normal" officeooo:rsid="001c03ee" officeooo:paragraph-rsid="001c03ee" style:font-style-asian="normal" style:font-style-complex="normal"/>
    </style:style>
    <style:style style:name="P11" style:family="paragraph" style:parent-style-name="Text_20_body" style:list-style-name="L4">
      <style:text-properties fo:font-style="normal" officeooo:rsid="001c03ee" officeooo:paragraph-rsid="001c03ee" style:font-style-asian="normal" style:font-style-complex="normal"/>
    </style:style>
    <style:style style:name="P12" style:family="paragraph" style:parent-style-name="Text_20_body" style:list-style-name="L5">
      <style:text-properties fo:font-style="normal" fo:font-weight="bold" officeooo:rsid="001c20a3" officeooo:paragraph-rsid="001c20a3" style:font-style-asian="normal" style:font-weight-asian="bold" style:font-style-complex="normal" style:font-weight-complex="bold"/>
    </style:style>
    <style:style style:name="P13" style:family="paragraph" style:parent-style-name="Text_20_body">
      <style:text-properties fo:font-style="normal" fo:font-weight="bold" officeooo:rsid="001c20a3" officeooo:paragraph-rsid="001c20a3" style:font-style-asian="normal" style:font-weight-asian="bold" style:font-style-complex="normal" style:font-weight-complex="bold"/>
    </style:style>
    <style:style style:name="P14" style:family="paragraph" style:parent-style-name="Text_20_body" style:list-style-name="L6">
      <style:text-properties fo:font-style="normal" fo:font-weight="bold" officeooo:rsid="001c20a3" officeooo:paragraph-rsid="001c20a3" style:font-style-asian="normal" style:font-weight-asian="bold" style:font-style-complex="normal" style:font-weight-complex="bold"/>
    </style:style>
    <style:style style:name="P15" style:family="paragraph" style:parent-style-name="Text_20_body" style:list-style-name="L6">
      <style:text-properties fo:font-style="normal" fo:font-weight="bold" officeooo:rsid="001c20a3" officeooo:paragraph-rsid="001d75be" style:font-style-asian="normal" style:font-weight-asian="bold" style:font-style-complex="normal" style:font-weight-complex="bold"/>
    </style:style>
    <style:style style:name="P16" style:family="paragraph" style:parent-style-name="Text_20_body" style:list-style-name="L7">
      <style:text-properties fo:font-style="normal" fo:font-weight="bold" officeooo:rsid="001c20a3" officeooo:paragraph-rsid="001c20a3" style:font-style-asian="normal" style:font-weight-asian="bold" style:font-style-complex="normal" style:font-weight-complex="bold"/>
    </style:style>
    <style:style style:name="P17" style:family="paragraph" style:parent-style-name="Text_20_body" style:list-style-name="L7">
      <style:text-properties fo:font-style="normal" fo:font-weight="bold" officeooo:rsid="001c20a3" officeooo:paragraph-rsid="001d75be" style:font-style-asian="normal" style:font-weight-asian="bold" style:font-style-complex="normal" style:font-weight-complex="bold"/>
    </style:style>
    <style:style style:name="P18" style:family="paragraph" style:parent-style-name="Text_20_body" style:list-style-name="L8">
      <style:text-properties fo:font-style="normal" fo:font-weight="bold" officeooo:rsid="001c20a3" officeooo:paragraph-rsid="001c20a3" style:font-style-asian="normal" style:font-weight-asian="bold" style:font-style-complex="normal" style:font-weight-complex="bold"/>
    </style:style>
    <style:style style:name="P19" style:family="paragraph" style:parent-style-name="Text_20_body" style:list-style-name="L8">
      <style:text-properties fo:font-style="normal" fo:font-weight="bold" officeooo:rsid="001c20a3" officeooo:paragraph-rsid="001d75be" style:font-style-asian="normal" style:font-weight-asian="bold" style:font-style-complex="normal" style:font-weight-complex="bold"/>
    </style:style>
    <style:style style:name="P20" style:family="paragraph" style:parent-style-name="Text_20_body" style:list-style-name="L9">
      <style:text-properties fo:font-style="normal" fo:font-weight="bold" officeooo:rsid="001c20a3" officeooo:paragraph-rsid="001c20a3" style:font-style-asian="normal" style:font-weight-asian="bold" style:font-style-complex="normal" style:font-weight-complex="bold"/>
    </style:style>
    <style:style style:name="P21" style:family="paragraph" style:parent-style-name="Text_20_body" style:list-style-name="L9">
      <style:text-properties fo:font-style="normal" fo:font-weight="bold" officeooo:rsid="001c20a3" officeooo:paragraph-rsid="001d75be" style:font-style-asian="normal" style:font-weight-asian="bold" style:font-style-complex="normal" style:font-weight-complex="bold"/>
    </style:style>
    <style:style style:name="P22" style:family="paragraph" style:parent-style-name="Text_20_body" style:list-style-name="L10">
      <style:text-properties fo:font-style="normal" fo:font-weight="bold" officeooo:rsid="001c20a3" officeooo:paragraph-rsid="001d75be" style:font-style-asian="normal" style:font-weight-asian="bold" style:font-style-complex="normal" style:font-weight-complex="bold"/>
    </style:style>
    <style:style style:name="P23" style:family="paragraph" style:parent-style-name="Text_20_body">
      <style:text-properties fo:font-style="normal" fo:font-weight="bold" officeooo:rsid="001d75be" officeooo:paragraph-rsid="001d75be" style:font-style-asian="normal" style:font-weight-asian="bold" style:font-style-complex="normal" style:font-weight-complex="bold"/>
    </style:style>
    <style:style style:name="P24" style:family="paragraph" style:parent-style-name="Text_20_body" style:list-style-name="L10">
      <style:text-properties fo:font-style="normal" fo:font-weight="bold" officeooo:rsid="001d75be" officeooo:paragraph-rsid="001d75be" style:font-style-asian="normal" style:font-weight-asian="bold" style:font-style-complex="normal" style:font-weight-complex="bold"/>
    </style:style>
    <style:style style:name="P25" style:family="paragraph" style:parent-style-name="Text_20_body" style:list-style-name="L3">
      <style:text-properties officeooo:rsid="001c03ee" officeooo:paragraph-rsid="001c03ee"/>
    </style:style>
    <style:style style:name="T1" style:family="text">
      <style:text-properties officeooo:rsid="00199cd9"/>
    </style:style>
    <style:style style:name="T2" style:family="text">
      <style:text-properties fo:language="en" fo:country="GB"/>
    </style:style>
    <style:style style:name="T3" style:family="text">
      <style:text-properties officeooo:rsid="001a7cf5"/>
    </style:style>
    <style:style style:name="T4" style:family="text">
      <style:text-properties officeooo:rsid="001c20a3"/>
    </style:style>
    <style:style style:name="T5" style:family="text">
      <style:text-properties fo:font-weight="bold" officeooo:rsid="001c20a3"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d75be" style:font-weight-asian="normal" style:font-weight-complex="normal"/>
    </style:style>
    <style:style style:name="T8" style:family="text">
      <style:text-properties officeooo:rsid="001d75b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eb-based tool for sailing race scoring management </text:p>
      <text:h text:style-name="Heading_20_4" text:outline-level="4"><text:span text:style-name="T2">Hamish</text:span> <text:span text:style-name="T1">P</text:span>hilip</text:h>
      <text:h text:style-name="P7" text:outline-level="4">2464927p</text:h>
      <text:h text:style-name="Heading_20_2" text:outline-level="2"><text:bookmark text:name="proposal"/>Proposal</text:h>
      <text:h text:style-name="Heading_20_3" text:outline-level="3"><text:bookmark text:name="motivation"/>Motivation</text:h>
      <text:p text:style-name="P1">A sail<text:span text:style-name="T1">ing club currently uses outdated desktop software to calculate the scores and leader board of their sailing races. In order to publish the results of a race, they have to manually print off the leader board and post it in the club house. They want a new system that is web-based, so It can be used from any device. And sailors can all access it from anywhere to see the results of races.</text:span></text:p>
      <text:h text:style-name="Heading_20_3" text:outline-level="3"><text:bookmark text:name="aims"/>Aims</text:h>
      <text:p text:style-name="First_20_Paragraph">Th<text:span text:style-name="T1">is project will produce an open source web app, available to any club that wants it, that enables a race officer to input race data from their device anywhere, and for that data to be automatically processed, and the resulting Leaderboard be instantly available to any sailor who wishes to see the </text:span><text:span text:style-name="T3">results.</text:span></text:p>
      <text:h text:style-name="Heading_20_2" text:outline-level="2"><text:bookmark text:name="progress"/>Progress</text:h>
      <text:list xml:id="list806088480" text:style-name="L1">
        <text:list-item>
          <text:p text:style-name="P2">Framework chosen: The web app will be implemented in Django with the built in SQL-lite database</text:p>
        </text:list-item>
        <text:list-item>
          <text:p text:style-name="P8">Similar products researched, and minimum viable product identified</text:p>
        </text:list-item>
        <text:list-item>
          <text:p text:style-name="P8">Skeleton project setup and work environment setup. Pycharm is being used as IDE for development, with Venv used for a virtual environment. Git is setup for version control.</text:p>
        </text:list-item>
        <text:list-item>
          <text:p text:style-name="P8">Docker file configured so project can be deployed to a docker image.</text:p>
        </text:list-item>
        <text:list-item>
          <text:p text:style-name="P8">Database designed and implemented</text:p>
        </text:list-item>
        <text:list-item>
          <text:p text:style-name="P8">population script created to automatically create the database and populate it with test data</text:p>
        </text:list-item>
        <text:list-item>
          <text:p text:style-name="P8">home screen of web app implemented, that shows leader boards for current series’s of races and give links to leader boards of old races.</text:p>
        </text:list-item>
        <text:list-item>
          <text:p text:style-name="P9">Blank test suite created using the Django the built-in Django testing framework</text:p>
        </text:list-item>
      </text:list>
      <text:h text:style-name="Heading_20_2" text:outline-level="2"><text:bookmark text:name="problems-and-risks"/><text:soft-page-break/>Problems and risks</text:h>
      <text:h text:style-name="Heading_20_3" text:outline-level="3"><text:bookmark text:name="problems"/>Problems</text:h>
      <text:list xml:id="list1864015154" text:style-name="L3">
        <text:list-item>
          <text:p text:style-name="P25">A meeting with the customer from the sailing club that wants the system could only take place in week 7, meaning implementation could be started before this.</text:p>
        </text:list-item>
      </text:list>
      <text:list xml:id="list2265557388" text:style-name="L2">
        <text:list-item>
          <text:p text:style-name="P3">Some problems with requirements for tools held up the setup of the coding environment. Mainly this consisted of Docker requiring either Linux or Windows Subsystem for Linux (WSL) and the previous work environment on a Linux virtual machine not working anymore, and some issues encounters with setting up WSL.</text:p>
        </text:list-item>
        <text:list-item>
          <text:p text:style-name="P10">Difficulty has been encountered in creating unit tests to test the home screen.</text:p>
        </text:list-item>
      </text:list>
      <text:h text:style-name="Heading_20_3" text:outline-level="3"><text:bookmark text:name="risks"/>Risks</text:h>
      <text:list xml:id="list2648081840" text:style-name="L4">
        <text:list-item>
          <text:p text:style-name="P4">The complexity and multiple layers of a Django web app mean it is, and will continue to be, hard to write unit tests. <text:span text:style-name="T5">Mitigation:</text:span><text:span text:style-name="T4"> </text:span>research needs to be done to create a good testing strategy that will result in useful tests, without taking too much development time away form implementing new features.</text:p>
        </text:list-item>
        <text:list-item>
          <text:p text:style-name="P11">The customer’s current program has and excel spreadsheet style user interface to enter race results into. They desire that the web app will have something similar. It may be difficult to implement this in Django as the standard Django forms likely will not support with functionality. Another way must be found, possibly with a java-script library. Figuring this out is likely to slow down development. <text:span text:style-name="T5">Mitigation:</text:span> this needs to be factored into any planning,</text:p>
        </text:list-item>
      </text:list>
      <text:h text:style-name="Heading_20_2" text:outline-level="2"><text:bookmark text:name="plan"/>Plan</text:h>
      <text:p text:style-name="P5">Week 1-<text:span text:style-name="T8">3</text:span></text:p>
      <text:list xml:id="list2261101193" text:style-name="L5">
        <text:list-item>
          <text:p text:style-name="P6">Finnish <text:span text:style-name="T8">any </text:span>implementation of minimum viable product <text:span text:style-name="T8">that hasn't been finished over Christmas</text:span></text:p>
          <text:list>
            <text:list-item>
              <text:p text:style-name="P12">Deliverable: <text:span text:style-name="T6">working web app</text:span></text:p>
            </text:list-item>
          </text:list>
        </text:list-item>
      </text:list>
      <text:p text:style-name="P23"><text:span text:style-name="T6">Week 4</text:span></text:p>
      <text:list xml:id="list3610048142" text:style-name="L10">
        <text:list-item>
          <text:p text:style-name="P24"><text:span text:style-name="T6">Come up with two different designs to make web app look nice.</text:span></text:p>
          <text:list>
            <text:list-item>
              <text:p text:style-name="P22">Deliverable:<text:span text:style-name="T6"> </text:span><text:span text:style-name="T7">Wire frames</text:span></text:p>
            </text:list-item>
          </text:list>
        </text:list-item>
      </text:list>
      <text:p text:style-name="P13"><text:span text:style-name="T6">Week 5</text:span></text:p>
      <text:list xml:id="list2507202914" text:style-name="L6">
        <text:list-item>
          <text:p text:style-name="P14"><text:span text:style-name="T6">Show </text:span><text:span text:style-name="T7">web app to customer with designs to evaluate and obtain feedback.</text:span></text:p>
          <text:list>
            <text:list-item>
              <text:p text:style-name="P15"><text:span text:style-name="T8">Deliverable: </text:span><text:span text:style-name="T7">Meeting notes with customer suggestions </text:span></text:p>
            </text:list-item>
          </text:list>
        </text:list-item>
      </text:list>
      <text:p text:style-name="P13"><text:span text:style-name="T6">Weeks 6-7</text:span></text:p>
      <text:list xml:id="list1633377662" text:style-name="L7">
        <text:list-item>
          <text:p text:style-name="P16"><text:soft-page-break/><text:span text:style-name="T6">Implement design</text:span><text:span text:style-name="T7">s and any suggestions from customer to make final product</text:span></text:p>
          <text:list>
            <text:list-item>
              <text:p text:style-name="P17"><text:span text:style-name="T8">Deliverable: </text:span><text:span text:style-name="T7">Finished Web app</text:span></text:p>
            </text:list-item>
          </text:list>
        </text:list-item>
      </text:list>
      <text:p text:style-name="P13"><text:span text:style-name="T6">Week 8</text:span></text:p>
      <text:list xml:id="list838803378" text:style-name="L8">
        <text:list-item>
          <text:p text:style-name="P18"><text:span text:style-name="T6">Deploy to customer </text:span><text:span text:style-name="T7">and create deployment instructions for anyone else</text:span></text:p>
          <text:list>
            <text:list-item>
              <text:p text:style-name="P19"><text:span text:style-name="T8">Deliverable: </text:span><text:span text:style-name="T7">deployed Web app</text:span></text:p>
            </text:list-item>
          </text:list>
        </text:list-item>
      </text:list>
      <text:p text:style-name="P13"><text:span text:style-name="T6">Week 9-10</text:span></text:p>
      <text:list xml:id="list3967887250" text:style-name="L9">
        <text:list-item>
          <text:p text:style-name="P20"><text:span text:style-name="T6">Compile write-up</text:span></text:p>
          <text:list>
            <text:list-item>
              <text:p text:style-name="P21"><text:span text:style-name="T8">Deliverable:</text:span><text:span text:style-name="T7"> dissertation</text:span></text:p>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318cm" fo:margin-bottom="0.318cm" style:contextual-spacing="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default-outline-level="" style:class="extra">
      <style:paragraph-properties fo:margin-top="0cm" fo:margin-bottom="0.212cm" style:contextual-spacing="false"/>
      <style:text-properties fo:font-style="italic" style:font-style-asian="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64cm" fo:margin-bottom="0.064cm" style:contextual-spacing="false"/>
    </style:style>
    <style:style style:name="Title" style:family="paragraph" style:parent-style-name="Standard" style:next-style-name="Text_20_body" style:default-outline-level="" style:class="chapter">
      <style:paragraph-properties fo:margin-top="0.847cm" fo:margin-bottom="0.423cm"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default-outline-level="" style:class="chapter">
      <style:paragraph-properties fo:margin-top="0.423cm" fo:margin-bottom="0.423cm"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default-outline-level="">
      <style:paragraph-properties fo:margin-top="0cm" fo:margin-bottom="0.353cm" style:contextual-spacing="false" fo:text-align="center" style:justify-single-word="false" fo:keep-together="always" fo:orphans="2" fo:widows="2" fo:keep-with-next="always" style:writing-mode="lr-tb"/>
    </style:style>
    <style:style style:name="Date" style:family="paragraph" style:next-style-name="Text_20_body" style:default-outline-level="">
      <style:paragraph-properties fo:margin-top="0cm" fo:margin-bottom="0.353cm"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529cm" fo:margin-bottom="0.529cm" style: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345a8a"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3" style:display-name="Heading 3" style:family="paragraph" style:parent-style-name="Standard" style:next-style-name="Text_20_body"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4" style:display-name="Heading 4" style:family="paragraph" style:parent-style-name="Standard" style:next-style-name="Text_20_body"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default-outline-level="">
      <style:paragraph-properties fo:margin-left="0cm" fo:margin-right="0cm" fo:margin-top="0.176cm" fo:margin-bottom="0.176cm" style:contextual-spacing="false" fo:text-indent="0cm" style:auto-text-indent="false"/>
      <style:text-properties style:font-name="Calibri" fo:font-family="Calibri"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next-style-name="Definition" style:default-outline-level="">
      <style:paragraph-properties fo:margin-top="0cm" fo:margin-bottom="0cm" style: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class="extra"/>
    <style:style style:name="Figure_20_with_20_Caption" style:display-name="Figure with Caption" style:family="paragraph" style:parent-style-name="Figure" style:default-outline-level="">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423cm" fo:margin-bottom="0cm" style:contextual-spacing="false" fo:line-height="108%"/>
      <style:text-properties fo:color="#365f91" loext:opacity="100%"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style:default-outline-level=""/>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 "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loext:num-list-format=" "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loext:num-list-format=" "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loext:num-list-format=" "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loext:num-list-format=" "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loext:num-list-format=" "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loext:num-list-format=" "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0">
      <text:list-level-style-bullet text:level="1" loext:num-list-format=" "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loext:num-list-format=" "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loext:num-list-format=" "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loext:num-list-format=" "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loext:num-list-format=" "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loext:num-list-format=" "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loext:num-list-format=" "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10T16:45:52</meta:creation-date>
    <dc:date>2022-12-16T15:07:19.424000000</dc:date>
    <meta:generator>LibreOffice/7.2.4.1$Windows_X86_64 LibreOffice_project/27d75539669ac387bb498e35313b970b7fe9c4f9</meta:generator>
    <meta:editing-duration>PT12M48S</meta:editing-duration>
    <meta:editing-cycles>1</meta:editing-cycles>
    <meta:document-statistic meta:table-count="0" meta:image-count="0" meta:object-count="0" meta:page-count="3" meta:paragraph-count="44" meta:word-count="600" meta:character-count="3523" meta:non-whitespace-character-count="2990"/>
    <meta:user-defined meta:name="AppVersion">12.0000</meta:user-defined>
    <meta:template xlink:type="simple" xlink:actuate="onRequest" xlink:title="Normal.dotm" xlink:href=""/>
  </office:meta>
</office:document-meta>
</file>